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02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7902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571in"/>
    </style:style>
    <style:style style:name="co7" style:family="table-column">
      <style:table-column-properties fo:break-before="auto" style:column-width="1.0228in"/>
    </style:style>
    <style:style style:name="co8" style:family="table-column">
      <style:table-column-properties fo:break-before="auto" style:column-width="0.7571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1.2854in"/>
    </style:style>
    <style:style style:name="co11" style:family="table-column">
      <style:table-column-properties fo:break-before="auto" style:column-width="0.6228in"/>
    </style:style>
    <style:style style:name="co12" style:family="table-column">
      <style:table-column-properties fo:break-before="auto" style:column-width="0.768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PageStyle_5f_block">
      <style:table-properties table:display="true" style:writing-mode="lr-tb"/>
    </style:style>
    <style:style style:name="ta2" style:family="table" style:master-page-name="PageStyle_5f_block_2b_s8">
      <style:table-properties table:display="true" style:writing-mode="lr-tb"/>
    </style:style>
    <style:style style:name="ta3" style:family="table" style:master-page-name="PageStyle_5f_block_2b_resize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d8d8d8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8d8d8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d8d8d8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61">
      <style:table-cell-properties fo:background-color="#d8d8d8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Ubuntu" fo:font-size="11pt" fo:font-style="normal" fo:text-shadow="none" style:text-underline-style="none" fo:font-weight="bold" style:font-size-asian="11pt" style:font-style-asian="normal" style:font-weight-asian="bold" style:font-name-complex="Ubuntu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9" table:default-cell-style-name="ce1"/>
        <table:table-column table:style-name="co12" table:number-columns-repeated="1010" table:default-cell-style-name="ce1"/>
        <table:table-row table:style-name="ro1">
          <table:table-cell office:value-type="string">
            <text:p>Constants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LE_nand3</text:p>
          </table:table-cell>
          <table:table-cell office:value-type="float" office:value="1.2">
            <text:p>1.2</text:p>
          </table:table-cell>
          <table:table-cell/>
          <table:table-cell table:style-name="ce2" office:value-type="string">
            <text:p>Ratio_nand3</text:p>
          </table:table-cell>
          <table:table-cell table:formula="of:=3/(3+1.78)" office:value-type="float" office:value="0.627615062761506">
            <text:p>0.6276150628</text:p>
          </table:table-cell>
          <table:table-cell/>
          <table:table-cell table:style-name="ce2" office:value-type="string">
            <text:p>γ_nand3</text:p>
          </table:table-cell>
          <table:table-cell office:value-type="float" office:value="1.93">
            <text:p>1.93</text:p>
          </table:table-cell>
          <table:table-cell/>
          <table:table-cell table:style-name="ce2" office:value-type="string">
            <text:p>τ_inv (ps)</text:p>
          </table:table-cell>
          <table:table-cell table:style-name="ce16" office:value-type="float" office:value="6.017">
            <text:p>6.017</text:p>
          </table:table-cell>
          <table:table-cell/>
          <table:table-cell table:style-name="ce2" office:value-type="string">
            <text:p>Cgate (fF/μm)</text:p>
          </table:table-cell>
          <table:table-cell table:style-name="ce16" office:value-type="float" office:value="1.4">
            <text:p>1.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LE_nand2</text:p>
          </table:table-cell>
          <table:table-cell office:value-type="float" office:value="1.1">
            <text:p>1.1</text:p>
          </table:table-cell>
          <table:table-cell/>
          <table:table-cell table:style-name="ce2" office:value-type="string">
            <text:p>Ratio_nand2</text:p>
          </table:table-cell>
          <table:table-cell table:formula="of:=3/(3+1.39)" office:value-type="float" office:value="0.683371298405467">
            <text:p>0.6833712984</text:p>
          </table:table-cell>
          <table:table-cell/>
          <table:table-cell table:style-name="ce2" office:value-type="string">
            <text:p>γ_nand2</text:p>
          </table:table-cell>
          <table:table-cell office:value-type="float" office:value="1.44">
            <text:p>1.44</text:p>
          </table:table-cell>
          <table:table-cell/>
          <table:table-cell table:style-name="ce2" office:value-type="string">
            <text:p>FO4(ps)</text:p>
          </table:table-cell>
          <table:table-cell office:value-type="float" office:value="19.7">
            <text:p>19.7</text:p>
          </table:table-cell>
          <table:table-cell/>
          <table:table-cell table:style-name="ce2" office:value-type="string">
            <text:p>Lambda (μm)</text:p>
          </table:table-cell>
          <table:table-cell office:value-type="float" office:value="0.022">
            <text:p>0.0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LE_inv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Ratio_inv</text:p>
          </table:table-cell>
          <table:table-cell table:formula="of:=3/4" office:value-type="float" office:value="0.75">
            <text:p>0.75</text:p>
          </table:table-cell>
          <table:table-cell/>
          <table:table-cell table:style-name="ce2" office:value-type="string">
            <text:p>γ_inv</text:p>
          </table:table-cell>
          <table:table-cell office:value-type="float" office:value="0.857">
            <text:p>0.857</text:p>
          </table:table-cell>
          <table:table-cell table:number-columns-repeated="3"/>
          <table:table-cell table:style-name="ce16"/>
          <table:table-cell table:style-name="ce2" office:value-type="string">
            <text:p>Vdd (V)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16"/>
          <table:table-cell table:style-name="ce2" office:value-type="string">
            <text:p>f (Ghz)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2" office:value-type="string" table:number-columns-spanned="6" table:number-rows-spanned="1">
            <text:p>Predecoder</text:p>
          </table:table-cell>
          <table:covered-table-cell table:number-columns-repeated="5" table:style-name="ce12"/>
          <table:table-cell/>
          <table:table-cell table:style-name="ce12" office:value-type="string" table:number-columns-spanned="2" table:number-rows-spanned="1">
            <text:p>Decoder</text:p>
          </table:table-cell>
          <table:covered-table-cell table:style-name="ce12"/>
          <table:table-cell table:style-name="ce12" office:value-type="string" table:number-columns-spanned="2" table:number-rows-spanned="1">
            <text:p>Blocker</text:p>
          </table:table-cell>
          <table:covered-table-cell table:style-name="ce12"/>
          <table:table-cell table:number-columns-repeated="1011"/>
        </table:table-row>
        <table:table-row table:style-name="ro1">
          <table:table-cell table:style-name="ce3" office:value-type="string">
            <text:p>Stag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C_PreDec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C_WL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Type</text:p>
          </table:table-cell>
          <table:table-cell table:style-name="ce7" office:value-type="string">
            <text:p>Cin</text:p>
          </table:table-cell>
          <table:table-cell table:style-name="ce7" office:value-type="string">
            <text:p>Nand3</text:p>
          </table:table-cell>
          <table:table-cell table:style-name="ce7" office:value-type="string">
            <text:p>Inv</text:p>
          </table:table-cell>
          <table:table-cell table:style-name="ce7" office:value-type="string">
            <text:p>Nand2</text:p>
          </table:table-cell>
          <table:table-cell table:number-columns-repeated="3" table:style-name="ce7" office:value-type="string">
            <text:p>Inv</text:p>
          </table:table-cell>
          <table:table-cell table:style-name="ce7" office:value-type="string">
            <text:p>Cside</text:p>
          </table:table-cell>
          <table:table-cell table:style-name="ce7" office:value-type="string">
            <text:p>Nand2</text:p>
          </table:table-cell>
          <table:table-cell table:style-name="ce7" office:value-type="string">
            <text:p>Inv</text:p>
          </table:table-cell>
          <table:table-cell table:style-name="ce7" office:value-type="string">
            <text:p>Nand2</text:p>
          </table:table-cell>
          <table:table-cell table:style-name="ce7" office:value-type="string">
            <text:p>Inv</text:p>
          </table:table-cell>
          <table:table-cell table:style-name="ce7" office:value-type="string">
            <text:p>Cload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LE</text:p>
          </table:table-cell>
          <table:table-cell table:style-name="ce7"/>
          <table:table-cell table:style-name="ce7" table:formula="of:=[.B2]" office:value-type="float" office:value="1.2">
            <text:p>1.2</text:p>
          </table:table-cell>
          <table:table-cell table:style-name="ce7" table:formula="of:=[.B4]" office:value-type="float" office:value="1">
            <text:p>1</text:p>
          </table:table-cell>
          <table:table-cell table:style-name="ce7" table:formula="of:=[.B3]" office:value-type="float" office:value="1.1">
            <text:p>1.1</text:p>
          </table:table-cell>
          <table:table-cell table:style-name="ce7" table:formula="of:=[.B4]" office:value-type="float" office:value="1">
            <text:p>1</text:p>
          </table:table-cell>
          <table:table-cell table:style-name="ce7" table:formula="of:=[.B4]" office:value-type="float" office:value="1">
            <text:p>1</text:p>
          </table:table-cell>
          <table:table-cell table:style-name="ce7" table:formula="of:=[.B4]" office:value-type="float" office:value="1">
            <text:p>1</text:p>
          </table:table-cell>
          <table:table-cell table:style-name="ce7"/>
          <table:table-cell table:style-name="ce7" table:formula="of:=[.B3]" office:value-type="float" office:value="1.1">
            <text:p>1.1</text:p>
          </table:table-cell>
          <table:table-cell table:style-name="ce7" table:formula="of:=[.B4]" office:value-type="float" office:value="1">
            <text:p>1</text:p>
          </table:table-cell>
          <table:table-cell table:style-name="ce7" table:formula="of:=[.B3]" office:value-type="float" office:value="1.1">
            <text:p>1.1</text:p>
          </table:table-cell>
          <table:table-cell table:style-name="ce7" table:formula="of:=[.B4]" office:value-type="float" office:value="1">
            <text:p>1</text:p>
          </table:table-cell>
          <table:table-cell table:style-name="ce7"/>
          <table:table-cell table:number-columns-repeated="1010"/>
        </table:table-row>
        <table:table-row table:style-name="ro3">
          <table:table-cell table:style-name="ce4" office:value-type="string">
            <text:p>Branching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16">
            <text:p>16</text:p>
          </table:table-cell>
          <table:table-cell table:style-name="ce8"/>
          <table:table-cell table:number-columns-repeated="4" table:style-name="ce8" office:value-type="float" office:value="1">
            <text:p>1</text:p>
          </table:table-cell>
          <table:table-cell table:style-name="ce8"/>
          <table:table-cell table:number-columns-repeated="1010"/>
        </table:table-row>
        <table:table-row table:style-name="ro3">
          <table:table-cell table:style-name="ce4" office:value-type="string">
            <text:p>TotalSize(λ)</text:p>
          </table:table-cell>
          <table:table-cell table:style-name="ce8" office:value-type="float" office:value="24">
            <text:p>24</text:p>
          </table:table-cell>
          <table:table-cell table:style-name="ce13" table:formula="of:=(([.D11]*[.C9])*[.C10])/[.$C$21]" office:value-type="float" office:value="12">
            <text:p>12</text:p>
          </table:table-cell>
          <table:table-cell table:style-name="ce13" table:formula="of:=(([.E11]*[.D9])*[.D10])/[.$C$21]" office:value-type="float" office:value="28.3784152855821">
            <text:p>28.3784152856</text:p>
          </table:table-cell>
          <table:table-cell table:style-name="ce13" table:formula="of:=(([.F11]*[.E9])*[.E10])/[.$C$21]" office:value-type="float" office:value="20.133361353024">
            <text:p>20.133361353</text:p>
          </table:table-cell>
          <table:table-cell table:style-name="ce13" table:formula="of:=(([.G11]*[.F9])*[.F10])/[.$C$21]" office:value-type="float" office:value="51.941171779164">
            <text:p>51.9411717792</text:p>
          </table:table-cell>
          <table:table-cell table:style-name="ce13" table:formula="of:=(([.H11]*[.G9])*[.G10])/[.$C$21]" office:value-type="float" office:value="147.400814316887">
            <text:p>147.4008143169</text:p>
          </table:table-cell>
          <table:table-cell table:style-name="ce13" table:formula="of:=((([.J11]*[.H9])*[.H10])+[.I11])/[.$C$21]" office:value-type="float" office:value="418.30015221176">
            <text:p>418.3001522118</text:p>
          </table:table-cell>
          <table:table-cell table:style-name="ce8" office:value-type="float" office:value="732">
            <text:p>732</text:p>
          </table:table-cell>
          <table:table-cell table:style-name="ce13" table:formula="of:=(([.K11]*[.J9])*[.J10])/[.$B$21]" office:value-type="float" office:value="28.441846459297">
            <text:p>28.4418464593</text:p>
          </table:table-cell>
          <table:table-cell table:style-name="ce13" table:formula="of:=(([.L11]*[.K9])*[.K10])/[.$B$21]" office:value-type="float" office:value="62.5393711849597">
            <text:p>62.539371185</text:p>
          </table:table-cell>
          <table:table-cell table:style-name="ce13" table:formula="of:=(([.M11]*[.L9])*[.L10])/[.$B$21]" office:value-type="float" office:value="151.266207318437">
            <text:p>151.2662073184</text:p>
          </table:table-cell>
          <table:table-cell table:style-name="ce13" table:formula="of:=(([.N11]*[.M9])*[.M10])/[.$B$21]" office:value-type="float" office:value="332.611790896456">
            <text:p>332.6117908965</text:p>
          </table:table-cell>
          <table:table-cell table:style-name="ce8" office:value-type="float" office:value="804.5">
            <text:p>804.5</text:p>
          </table:table-cell>
          <table:table-cell table:number-columns-repeated="1010"/>
        </table:table-row>
        <table:table-row table:style-name="ro3">
          <table:table-cell table:style-name="ce5" office:value-type="string">
            <text:p>PmosSize</text:p>
          </table:table-cell>
          <table:table-cell table:style-name="ce9"/>
          <table:table-cell table:style-name="ce9" table:formula="of:=FLOOR(([.C11]*[.$E$4]);1;1)" office:value-type="float" office:value="9">
            <text:p>9</text:p>
          </table:table-cell>
          <table:table-cell table:style-name="ce9" table:formula="of:=FLOOR(([.D11]*[.$E$4]);1;1)" office:value-type="float" office:value="21">
            <text:p>21</text:p>
          </table:table-cell>
          <table:table-cell table:style-name="ce9" table:formula="of:=FLOOR(([.E11]*[.$E$4]);1;1)" office:value-type="float" office:value="15">
            <text:p>15</text:p>
          </table:table-cell>
          <table:table-cell table:style-name="ce9" table:formula="of:=FLOOR(([.F11]*[.$E$4]);1;1)" office:value-type="float" office:value="38">
            <text:p>38</text:p>
          </table:table-cell>
          <table:table-cell table:style-name="ce9" table:formula="of:=FLOOR(([.G11]*[.$E$4]);1;1)" office:value-type="float" office:value="110">
            <text:p>110</text:p>
          </table:table-cell>
          <table:table-cell table:style-name="ce9" table:formula="of:=FLOOR(([.H11]*[.$E$4]);1;1)" office:value-type="float" office:value="313">
            <text:p>313</text:p>
          </table:table-cell>
          <table:table-cell table:style-name="ce9" table:formula="of:=FLOOR(([.I11]*[.$E$4]);1;1)" office:value-type="float" office:value="549">
            <text:p>549</text:p>
          </table:table-cell>
          <table:table-cell table:style-name="ce9" table:formula="of:=FLOOR(([.J11]*[.$E$4]);1;1)" office:value-type="float" office:value="21">
            <text:p>21</text:p>
          </table:table-cell>
          <table:table-cell table:style-name="ce9" table:formula="of:=FLOOR(([.K11]*[.$E$4]);1;1)" office:value-type="float" office:value="46">
            <text:p>46</text:p>
          </table:table-cell>
          <table:table-cell table:style-name="ce9" table:formula="of:=FLOOR(([.L11]*[.$E$4]);1;1)" office:value-type="float" office:value="113">
            <text:p>113</text:p>
          </table:table-cell>
          <table:table-cell table:style-name="ce9" table:formula="of:=FLOOR(([.M11]*[.$E$4]);1;1)" office:value-type="float" office:value="249">
            <text:p>249</text:p>
          </table:table-cell>
          <table:table-cell table:style-name="ce9"/>
          <table:table-cell table:number-columns-repeated="1010"/>
        </table:table-row>
        <table:table-row table:style-name="ro3">
          <table:table-cell table:style-name="ce5" office:value-type="string">
            <text:p>NmosSize</text:p>
          </table:table-cell>
          <table:table-cell table:style-name="ce9"/>
          <table:table-cell table:style-name="ce9" table:formula="of:=FLOOR([.C11];1;1)-[.C12]" office:value-type="float" office:value="3">
            <text:p>3</text:p>
          </table:table-cell>
          <table:table-cell table:style-name="ce9" table:formula="of:=FLOOR([.D11];1;1)-[.D12]" office:value-type="float" office:value="7">
            <text:p>7</text:p>
          </table:table-cell>
          <table:table-cell table:style-name="ce9" table:formula="of:=FLOOR([.E11];1;1)-[.E12]" office:value-type="float" office:value="5">
            <text:p>5</text:p>
          </table:table-cell>
          <table:table-cell table:style-name="ce9" table:formula="of:=FLOOR([.F11];1;1)-[.F12]" office:value-type="float" office:value="13">
            <text:p>13</text:p>
          </table:table-cell>
          <table:table-cell table:style-name="ce9" table:formula="of:=FLOOR([.G11];1;1)-[.G12]" office:value-type="float" office:value="37">
            <text:p>37</text:p>
          </table:table-cell>
          <table:table-cell table:style-name="ce9" table:formula="of:=FLOOR([.H11];1;1)-[.H12]" office:value-type="float" office:value="105">
            <text:p>105</text:p>
          </table:table-cell>
          <table:table-cell table:style-name="ce9" table:formula="of:=FLOOR([.I11];1;1)-[.I12]" office:value-type="float" office:value="183">
            <text:p>183</text:p>
          </table:table-cell>
          <table:table-cell table:style-name="ce9" table:formula="of:=FLOOR([.J11];1;1)-[.J12]" office:value-type="float" office:value="7">
            <text:p>7</text:p>
          </table:table-cell>
          <table:table-cell table:style-name="ce9" table:formula="of:=FLOOR([.K11];1;1)-[.K12]" office:value-type="float" office:value="16">
            <text:p>16</text:p>
          </table:table-cell>
          <table:table-cell table:style-name="ce9" table:formula="of:=FLOOR([.L11];1;1)-[.L12]" office:value-type="float" office:value="38">
            <text:p>38</text:p>
          </table:table-cell>
          <table:table-cell table:style-name="ce9" table:formula="of:=FLOOR([.M11];1;1)-[.M12]" office:value-type="float" office:value="83">
            <text:p>83</text:p>
          </table:table-cell>
          <table:table-cell table:style-name="ce9"/>
          <table:table-cell table:number-columns-repeated="1010"/>
        </table:table-row>
        <table:table-row table:style-name="ro3">
          <table:table-cell table:style-name="ce2"/>
          <table:table-cell table:number-columns-repeated="1023"/>
        </table:table-row>
        <table:table-row table:style-name="ro3">
          <table:table-cell table:style-name="ce6"/>
          <table:table-cell table:style-name="ce10"/>
          <table:table-cell table:style-name="ce14" table:number-columns-repeated="12"/>
          <table:table-cell table:number-columns-repeated="1010"/>
        </table:table-row>
        <table:table-row table:style-name="ro3">
          <table:table-cell table:style-name="ce2"/>
          <table:table-cell table:style-name="ce2" office:value-type="string">
            <text:p>All Stages/Last Stages</text:p>
          </table:table-cell>
          <table:table-cell table:style-name="ce2" office:value-type="string">
            <text:p>First Stage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PathLE</text:p>
          </table:table-cell>
          <table:table-cell table:style-name="ce11" table:formula="of:=PRODUCT([.C9:.N9])" office:value-type="float" office:value="1.5972">
            <text:p>1.5972</text:p>
          </table:table-cell>
          <table:table-cell table:formula="of:=PRODUCT([.C9:.H9])" office:value-type="float" office:value="1.32">
            <text:p>1.32</text:p>
          </table:table-cell>
          <table:table-cell/>
          <table:table-cell table:style-name="ce2" office:value-type="string">
            <text:p>Delay(SE)</text:p>
          </table:table-cell>
          <table:table-cell table:formula="of:=(([.M7]-[.H7])*[.$B$21]+[.H7]*[.$C$21])*LN(2)" office:value-type="float" office:value="18.5084103428915">
            <text:p>18.5084103429</text:p>
          </table:table-cell>
          <table:table-cell/>
          <table:table-cell table:style-name="ce2" office:value-type="string">
            <text:p>SimdelayR</text:p>
          </table:table-cell>
          <table:table-cell office:value-type="float" office:value="232.05">
            <text:p>232.05</text:p>
          </table:table-cell>
          <table:table-cell/>
          <table:table-cell table:style-name="ce2" office:value-type="string">
            <text:p>clkOutDelay</text:p>
          </table:table-cell>
          <table:table-cell office:value-type="string">
            <text:p>742ps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PathB</text:p>
          </table:table-cell>
          <table:table-cell table:formula="of:=PRODUCT([.B10:.N10])" office:value-type="float" office:value="128">
            <text:p>128</text:p>
          </table:table-cell>
          <table:table-cell table:formula="of:=PRODUCT([.B10:.G10])" office:value-type="float" office:value="8">
            <text:p>8</text:p>
          </table:table-cell>
          <table:table-cell/>
          <table:table-cell table:style-name="ce2" office:value-type="string">
            <text:p>Delay(Par)</text:p>
          </table:table-cell>
          <table:table-cell table:formula="of:=(COUNTIF([.C8:.M8];&quot;Nand3&quot;)*[.$H$2]*[.C9]+COUNTIF([.C8:.M8];&quot;Nand2&quot;)*[.$H$3]*[.B3]+COUNTIF([.C8:.M8];&quot;Inv&quot;)*[.$H$4]*[.B4])*LN(2)" office:value-type="float" office:value="8.46332707463693">
            <text:p>8.4633270746</text:p>
          </table:table-cell>
          <table:table-cell/>
          <table:table-cell table:style-name="ce2" office:value-type="string">
            <text:p>SimdelayF</text:p>
          </table:table-cell>
          <table:table-cell office:value-type="float" office:value="212">
            <text:p>212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TotalFO</text:p>
          </table:table-cell>
          <table:table-cell table:formula="of:=[.$N$11]/[.$B$11]" office:value-type="float" office:value="33.5208333333333">
            <text:p>33.5208333333</text:p>
          </table:table-cell>
          <table:table-cell table:formula="of:=(([.$J$11]*[.$H$10])+[.$I$11])/[.$B$11]" office:value-type="float" office:value="49.4612309728647">
            <text:p>49.4612309729</text:p>
          </table:table-cell>
          <table:table-cell/>
          <table:table-cell table:style-name="ce2" office:value-type="string">
            <text:p>Delay(Tinv)</text:p>
          </table:table-cell>
          <table:table-cell table:formula="of:=SUM([.F17:.F18])" office:value-type="float" office:value="26.9717374175284">
            <text:p>26.9717374175</text:p>
          </table:table-cell>
          <table:table-cell/>
          <table:table-cell table:style-name="ce2" office:value-type="string">
            <text:p>SimR(FO4)</text:p>
          </table:table-cell>
          <table:table-cell table:formula="of:=[.I17]/([.$K$3])" office:value-type="float" office:value="11.7791878172589">
            <text:p>11.7791878173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PE</text:p>
          </table:table-cell>
          <table:table-cell table:formula="of:=PRODUCT([.B17:.B19])" office:value-type="float" office:value="6853.0528">
            <text:p>6853.0528</text:p>
          </table:table-cell>
          <table:table-cell table:formula="of:=PRODUCT([.C17:.C19])" office:value-type="float" office:value="522.310599073451">
            <text:p>522.3105990735</text:p>
          </table:table-cell>
          <table:table-cell/>
          <table:table-cell table:style-name="ce2" office:value-type="string">
            <text:p>Delay(FO4)</text:p>
          </table:table-cell>
          <table:table-cell table:formula="of:=[.F19]/(5*LN(2))" office:value-type="float" office:value="7.78239836328552">
            <text:p>7.7823983633</text:p>
          </table:table-cell>
          <table:table-cell/>
          <table:table-cell table:style-name="ce2" office:value-type="string">
            <text:p>SimF(FO4)</text:p>
          </table:table-cell>
          <table:table-cell table:formula="of:=[.I18]/([.$K$3])" office:value-type="float" office:value="10.761421319797">
            <text:p>10.7614213198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SE</text:p>
          </table:table-cell>
          <table:table-cell table:formula="of:=POWER([.B20];(1/[.M7]))" office:value-type="float" office:value="2.41873566126958">
            <text:p>2.4187356613</text:p>
          </table:table-cell>
          <table:table-cell table:formula="of:=POWER([.C20];(1/[.H7]))" office:value-type="float" office:value="2.83784152855821">
            <text:p>2.8378415286</text:p>
          </table:table-cell>
          <table:table-cell table:number-columns-repeated="2"/>
          <table:table-cell office:value-type="string">
            <text:p>164ps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1023"/>
        </table:table-row>
        <table:table-row table:style-name="ro1">
          <table:table-cell/>
          <table:table-cell table:style-name="ce2" office:value-type="string">
            <text:p>7 (nand2)</text:p>
          </table:table-cell>
          <table:table-cell table:style-name="ce2" office:value-type="string">
            <text:p>8 (inv)</text:p>
          </table:table-cell>
          <table:table-cell table:style-name="ce2" office:value-type="string">
            <text:p>9 (nand2)</text:p>
          </table:table-cell>
          <table:table-cell table:style-name="ce2" office:value-type="string">
            <text:p>10 (inv)</text:p>
          </table:table-cell>
          <table:table-cell table:style-name="ce2" office:value-type="string">
            <text:p>Total</text:p>
          </table:table-cell>
          <table:table-cell table:number-columns-repeated="3"/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Totes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load</text:p>
          </table:table-cell>
          <table:table-cell table:number-columns-repeated="3" office:value-type="float" office:value="0">
            <text:p>0</text:p>
          </table:table-cell>
          <table:table-cell table:formula="of:=[.N11]" office:value-type="float" office:value="804.5">
            <text:p>804.5</text:p>
          </table:table-cell>
          <table:table-cell table:formula="of:=SUM([.B24:.E24])" office:value-type="float" office:value="804.5">
            <text:p>804.5</text:p>
          </table:table-cell>
          <table:table-cell table:number-columns-repeated="2"/>
          <table:table-cell table:style-name="ce2" office:value-type="string">
            <text:p>Cload</text:p>
          </table:table-cell>
          <table:table-cell table:number-columns-repeated="3" office:value-type="float" office:value="0">
            <text:p>0</text:p>
          </table:table-cell>
          <table:table-cell table:formula="of:=[.I11]" office:value-type="float" office:value="732">
            <text:p>732</text:p>
          </table:table-cell>
          <table:table-cell table:formula="of:=SUM([.J24:.M24])" office:value-type="float" office:value="732">
            <text:p>73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g</text:p>
          </table:table-cell>
          <table:table-cell table:formula="of:=FLOOR([.K11];1;1)" office:value-type="float" office:value="62">
            <text:p>62</text:p>
          </table:table-cell>
          <table:table-cell table:formula="of:=FLOOR([.L11];1;1)" office:value-type="float" office:value="151">
            <text:p>151</text:p>
          </table:table-cell>
          <table:table-cell table:formula="of:=FLOOR([.M11];1;1)" office:value-type="float" office:value="332">
            <text:p>332</text:p>
          </table:table-cell>
          <table:table-cell office:value-type="float" office:value="0">
            <text:p>0</text:p>
          </table:table-cell>
          <table:table-cell table:formula="of:=SUM([.B25:.E25])" office:value-type="float" office:value="545">
            <text:p>545</text:p>
          </table:table-cell>
          <table:table-cell table:number-columns-repeated="2"/>
          <table:table-cell table:style-name="ce2" office:value-type="string">
            <text:p>Cg</text:p>
          </table:table-cell>
          <table:table-cell table:formula="of:=[.F11]" office:value-type="float" office:value="51.941171779164">
            <text:p>51.9411717792</text:p>
          </table:table-cell>
          <table:table-cell table:formula="of:=[.G11]" office:value-type="float" office:value="147.400814316887">
            <text:p>147.4008143169</text:p>
          </table:table-cell>
          <table:table-cell table:formula="of:=[.H11]" office:value-type="float" office:value="418.30015221176">
            <text:p>418.3001522118</text:p>
          </table:table-cell>
          <table:table-cell table:formula="of:=16*[.J11]" office:value-type="float" office:value="455.069543348753">
            <text:p>455.0695433488</text:p>
          </table:table-cell>
          <table:table-cell table:formula="of:=SUM([.J25:.M25])" office:value-type="float" office:value="1072.71168165656">
            <text:p>1072.7116816566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j</text:p>
          </table:table-cell>
          <table:table-cell table:formula="of:=FLOOR([.J11];1;1)*[.$H$3]" office:value-type="float" office:value="40.32">
            <text:p>40.32</text:p>
          </table:table-cell>
          <table:table-cell table:formula="of:=FLOOR([.K11];1;1)*[.$H$4]" office:value-type="float" office:value="53.134">
            <text:p>53.134</text:p>
          </table:table-cell>
          <table:table-cell table:formula="of:=FLOOR([.L11];1;1)*[.$H$3]" office:value-type="float" office:value="217.44">
            <text:p>217.44</text:p>
          </table:table-cell>
          <table:table-cell table:formula="of:=FLOOR([.M11];1;1)*[.$H$4]" office:value-type="float" office:value="284.524">
            <text:p>284.524</text:p>
          </table:table-cell>
          <table:table-cell table:formula="of:=SUM([.B26:.E26])" office:value-type="float" office:value="595.418">
            <text:p>595.418</text:p>
          </table:table-cell>
          <table:table-cell table:number-columns-repeated="2"/>
          <table:table-cell table:style-name="ce2" office:value-type="string">
            <text:p>Cj</text:p>
          </table:table-cell>
          <table:table-cell table:formula="of:=[.H2]*[.E11]" office:value-type="float" office:value="38.8573874113363">
            <text:p>38.8573874113</text:p>
          </table:table-cell>
          <table:table-cell table:formula="of:=[.H4]*[.F11]" office:value-type="float" office:value="44.5135842147435">
            <text:p>44.5135842147</text:p>
          </table:table-cell>
          <table:table-cell table:formula="of:=[.H4]*[.G11]" office:value-type="float" office:value="126.322497869572">
            <text:p>126.3224978696</text:p>
          </table:table-cell>
          <table:table-cell table:formula="of:=[.H4]*[.H11]" office:value-type="float" office:value="358.483230445478">
            <text:p>358.4832304455</text:p>
          </table:table-cell>
          <table:table-cell table:formula="of:=SUM([.J26:.M26])" office:value-type="float" office:value="568.17669994113">
            <text:p>568.176699941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Total</text:p>
          </table:table-cell>
          <table:table-cell table:formula="of:=SUM([.B24:.B26])" office:value-type="float" office:value="102.32">
            <text:p>102.32</text:p>
          </table:table-cell>
          <table:table-cell table:formula="of:=SUM([.C24:.C26])" office:value-type="float" office:value="204.134">
            <text:p>204.134</text:p>
          </table:table-cell>
          <table:table-cell table:formula="of:=SUM([.D24:.D26])" office:value-type="float" office:value="549.44">
            <text:p>549.44</text:p>
          </table:table-cell>
          <table:table-cell table:formula="of:=SUM([.E24:.E26])" office:value-type="float" office:value="1089.024">
            <text:p>1089.024</text:p>
          </table:table-cell>
          <table:table-cell table:style-name="ce2" table:formula="of:=SUM([.B27:.E27])" office:value-type="float" office:value="1944.918">
            <text:p>1944.918</text:p>
          </table:table-cell>
          <table:table-cell table:style-name="ce2" office:value-type="string">
            <text:p>λ</text:p>
          </table:table-cell>
          <table:table-cell/>
          <table:table-cell table:style-name="ce2" office:value-type="string">
            <text:p>Total</text:p>
          </table:table-cell>
          <table:table-cell table:formula="of:=SUM([.J24:.J26])" office:value-type="float" office:value="90.7985591905003">
            <text:p>90.7985591905</text:p>
          </table:table-cell>
          <table:table-cell table:formula="of:=SUM([.K24:.K26])" office:value-type="float" office:value="191.914398531631">
            <text:p>191.9143985316</text:p>
          </table:table-cell>
          <table:table-cell table:formula="of:=SUM([.L24:.L26])" office:value-type="float" office:value="544.622650081332">
            <text:p>544.6226500813</text:p>
          </table:table-cell>
          <table:table-cell table:formula="of:=SUM([.M24:.M26])" office:value-type="float" office:value="1545.55277379423">
            <text:p>1545.5527737942</text:p>
          </table:table-cell>
          <table:table-cell table:style-name="ce2" table:formula="of:=SUM([.J27:.M27])" office:value-type="float" office:value="2372.88838159769">
            <text:p>2372.8883815977</text:p>
          </table:table-cell>
          <table:table-cell table:style-name="ce2" office:value-type="string">
            <text:p>λ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2" table:formula="of:=[.F27]*[.$N$2]*[.$N$3]" office:value-type="float" office:value="59.9034744">
            <text:p>59.9034744</text:p>
          </table:table-cell>
          <table:table-cell table:style-name="ce2" office:value-type="string">
            <text:p>fF</text:p>
          </table:table-cell>
          <table:table-cell table:number-columns-repeated="6"/>
          <table:table-cell table:style-name="ce2" table:formula="of:=[.N27]*[.$N$2]*[.$N$3]" office:value-type="float" office:value="73.084962153209">
            <text:p>73.0849621532</text:p>
          </table:table-cell>
          <table:table-cell table:style-name="ce2" office:value-type="string">
            <text:p>fF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Power total</text:p>
          </table:table-cell>
          <table:table-cell table:style-name="ce2" table:formula="of:=([.F28]+[.N28])*[.$N$5]*([.$N$4]^2)" office:value-type="float" office:value="132.988436553209">
            <text:p>132.9884365532</text:p>
          </table:table-cell>
          <table:table-cell table:style-name="ce15" office:value-type="string">
            <text:p>μ<text:span text:style-name="T1">W</text:span></text:p>
          </table:table-cell>
          <table:table-cell table:number-columns-repeated="102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lock+s8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11" table:number-columns-repeated="3" table:default-cell-style-name="ce1"/>
        <table:table-column table:style-name="co9" table:default-cell-style-name="ce1"/>
        <table:table-column table:style-name="co12" table:number-columns-repeated="1010" table:default-cell-style-name="ce1"/>
        <table:table-row table:style-name="ro1">
          <table:table-cell office:value-type="string">
            <text:p>Constants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LE_nand3</text:p>
          </table:table-cell>
          <table:table-cell office:value-type="float" office:value="1.2">
            <text:p>1.2</text:p>
          </table:table-cell>
          <table:table-cell/>
          <table:table-cell table:style-name="ce2" office:value-type="string">
            <text:p>Ratio_nand3</text:p>
          </table:table-cell>
          <table:table-cell table:formula="of:=3/(3+1.78)" office:value-type="float" office:value="0.627615062761506">
            <text:p>0.6276150628</text:p>
          </table:table-cell>
          <table:table-cell/>
          <table:table-cell table:style-name="ce2" office:value-type="string">
            <text:p>γ_nand3</text:p>
          </table:table-cell>
          <table:table-cell office:value-type="float" office:value="1.93">
            <text:p>1.93</text:p>
          </table:table-cell>
          <table:table-cell/>
          <table:table-cell table:style-name="ce2" office:value-type="string">
            <text:p>τ_inv (ps)</text:p>
          </table:table-cell>
          <table:table-cell table:style-name="ce16" office:value-type="float" office:value="6.017">
            <text:p>6.017</text:p>
          </table:table-cell>
          <table:table-cell/>
          <table:table-cell table:style-name="ce2" office:value-type="string">
            <text:p>Cgate (fF/μm)</text:p>
          </table:table-cell>
          <table:table-cell table:style-name="ce16" office:value-type="float" office:value="1.4">
            <text:p>1.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LE_nand2</text:p>
          </table:table-cell>
          <table:table-cell office:value-type="float" office:value="1.1">
            <text:p>1.1</text:p>
          </table:table-cell>
          <table:table-cell/>
          <table:table-cell table:style-name="ce2" office:value-type="string">
            <text:p>Ratio_nand2</text:p>
          </table:table-cell>
          <table:table-cell table:formula="of:=3/(3+1.39)" office:value-type="float" office:value="0.683371298405467">
            <text:p>0.6833712984</text:p>
          </table:table-cell>
          <table:table-cell/>
          <table:table-cell table:style-name="ce2" office:value-type="string">
            <text:p>γ_nand2</text:p>
          </table:table-cell>
          <table:table-cell office:value-type="float" office:value="1.44">
            <text:p>1.44</text:p>
          </table:table-cell>
          <table:table-cell/>
          <table:table-cell table:style-name="ce2" office:value-type="string">
            <text:p>FO4(ps)</text:p>
          </table:table-cell>
          <table:table-cell office:value-type="float" office:value="19.7">
            <text:p>19.7</text:p>
          </table:table-cell>
          <table:table-cell/>
          <table:table-cell table:style-name="ce2" office:value-type="string">
            <text:p>Lambda (μm)</text:p>
          </table:table-cell>
          <table:table-cell office:value-type="float" office:value="0.022">
            <text:p>0.0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LE_inv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Ratio_inv</text:p>
          </table:table-cell>
          <table:table-cell table:formula="of:=3/4" office:value-type="float" office:value="0.75">
            <text:p>0.75</text:p>
          </table:table-cell>
          <table:table-cell/>
          <table:table-cell table:style-name="ce2" office:value-type="string">
            <text:p>γ_inv</text:p>
          </table:table-cell>
          <table:table-cell office:value-type="float" office:value="0.857">
            <text:p>0.857</text:p>
          </table:table-cell>
          <table:table-cell table:number-columns-repeated="3"/>
          <table:table-cell table:style-name="ce16"/>
          <table:table-cell table:style-name="ce2" office:value-type="string">
            <text:p>Vdd (V)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16"/>
          <table:table-cell table:style-name="ce2" office:value-type="string">
            <text:p>f (Ghz)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2" office:value-type="string" table:number-columns-spanned="6" table:number-rows-spanned="1">
            <text:p>Predecoder</text:p>
          </table:table-cell>
          <table:covered-table-cell table:number-columns-repeated="5" table:style-name="ce12"/>
          <table:table-cell/>
          <table:table-cell table:style-name="ce12" office:value-type="string" table:number-columns-spanned="2" table:number-rows-spanned="1">
            <text:p>Decoder</text:p>
          </table:table-cell>
          <table:covered-table-cell table:style-name="ce12"/>
          <table:table-cell table:style-name="ce12" office:value-type="string" table:number-columns-spanned="2" table:number-rows-spanned="1">
            <text:p>Blocker</text:p>
          </table:table-cell>
          <table:covered-table-cell table:style-name="ce12"/>
          <table:table-cell table:number-columns-repeated="1011"/>
        </table:table-row>
        <table:table-row table:style-name="ro1">
          <table:table-cell table:style-name="ce3" office:value-type="string">
            <text:p>Stag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C_PreDec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C_WL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Type</text:p>
          </table:table-cell>
          <table:table-cell table:style-name="ce7" office:value-type="string">
            <text:p>Cin</text:p>
          </table:table-cell>
          <table:table-cell table:style-name="ce7" office:value-type="string">
            <text:p>Nand3</text:p>
          </table:table-cell>
          <table:table-cell table:style-name="ce7" office:value-type="string">
            <text:p>Inv</text:p>
          </table:table-cell>
          <table:table-cell table:style-name="ce7" office:value-type="string">
            <text:p>Nand2</text:p>
          </table:table-cell>
          <table:table-cell table:style-name="ce7" office:value-type="string">
            <text:p>Inv</text:p>
          </table:table-cell>
          <table:table-cell table:style-name="ce7" office:value-type="string">
            <text:p>Cside</text:p>
          </table:table-cell>
          <table:table-cell table:style-name="ce7" office:value-type="string">
            <text:p>Nand2</text:p>
          </table:table-cell>
          <table:table-cell table:style-name="ce7" office:value-type="string">
            <text:p>Inv</text:p>
          </table:table-cell>
          <table:table-cell table:style-name="ce7" office:value-type="string">
            <text:p>Nand2</text:p>
          </table:table-cell>
          <table:table-cell table:style-name="ce7" office:value-type="string">
            <text:p>Inv</text:p>
          </table:table-cell>
          <table:table-cell table:style-name="ce7" office:value-type="string">
            <text:p>Cload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LE</text:p>
          </table:table-cell>
          <table:table-cell table:style-name="ce7"/>
          <table:table-cell table:style-name="ce7" table:formula="of:=[.B2]" office:value-type="float" office:value="1.2">
            <text:p>1.2</text:p>
          </table:table-cell>
          <table:table-cell table:style-name="ce7" table:formula="of:=[.B4]" office:value-type="float" office:value="1">
            <text:p>1</text:p>
          </table:table-cell>
          <table:table-cell table:style-name="ce7" table:formula="of:=[.B3]" office:value-type="float" office:value="1.1">
            <text:p>1.1</text:p>
          </table:table-cell>
          <table:table-cell table:style-name="ce7" table:formula="of:=[.B4]" office:value-type="float" office:value="1">
            <text:p>1</text:p>
          </table:table-cell>
          <table:table-cell table:style-name="ce7"/>
          <table:table-cell table:style-name="ce7" table:formula="of:=[.B3]" office:value-type="float" office:value="1.1">
            <text:p>1.1</text:p>
          </table:table-cell>
          <table:table-cell table:style-name="ce7" table:formula="of:=[.B4]" office:value-type="float" office:value="1">
            <text:p>1</text:p>
          </table:table-cell>
          <table:table-cell table:style-name="ce7" table:formula="of:=[.B3]" office:value-type="float" office:value="1.1">
            <text:p>1.1</text:p>
          </table:table-cell>
          <table:table-cell table:style-name="ce7" table:formula="of:=[.B4]" office:value-type="float" office:value="1">
            <text:p>1</text:p>
          </table:table-cell>
          <table:table-cell table:style-name="ce7"/>
          <table:table-cell table:number-columns-repeated="1012"/>
        </table:table-row>
        <table:table-row table:style-name="ro3">
          <table:table-cell table:style-name="ce4" office:value-type="string">
            <text:p>Branching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6">
            <text:p>16</text:p>
          </table:table-cell>
          <table:table-cell table:style-name="ce8"/>
          <table:table-cell table:number-columns-repeated="4" table:style-name="ce8" office:value-type="float" office:value="1">
            <text:p>1</text:p>
          </table:table-cell>
          <table:table-cell table:style-name="ce8"/>
          <table:table-cell table:number-columns-repeated="1012"/>
        </table:table-row>
        <table:table-row table:style-name="ro3">
          <table:table-cell table:style-name="ce4" office:value-type="string">
            <text:p>TotalSize(λ)</text:p>
          </table:table-cell>
          <table:table-cell table:style-name="ce8" office:value-type="float" office:value="24">
            <text:p>24</text:p>
          </table:table-cell>
          <table:table-cell table:style-name="ce13" table:formula="of:=(([.D11]*[.C9])*[.C10])/[.$C$21]" office:value-type="float" office:value="12">
            <text:p>12</text:p>
          </table:table-cell>
          <table:table-cell table:style-name="ce13" table:formula="of:=(([.E11]*[.D9])*[.D10])/[.$C$21]" office:value-type="float" office:value="44.8566738360134">
            <text:p>44.856673836</text:p>
          </table:table-cell>
          <table:table-cell table:style-name="ce13" table:formula="of:=(([.F11]*[.E9])*[.E10])/[.$C$21]" office:value-type="float" office:value="50.3030296907621">
            <text:p>50.3030296908</text:p>
          </table:table-cell>
          <table:table-cell table:style-name="ce13" table:formula="of:=(([.H11]*[.F9]*[.F10])+[.G11])/[.C21]" office:value-type="float" office:value="205.129690527437">
            <text:p>205.1296905274</text:p>
          </table:table-cell>
          <table:table-cell table:style-name="ce8" office:value-type="float" office:value="732">
            <text:p>732</text:p>
          </table:table-cell>
          <table:table-cell table:style-name="ce13" table:formula="of:=(([.I11]*[.H9])*[.H10])/[.$B$21]" office:value-type="float" office:value="11.7589726379476">
            <text:p>11.7589726379</text:p>
          </table:table-cell>
          <table:table-cell table:style-name="ce13" table:formula="of:=(([.J11]*[.I9])*[.I10])/[.$B$21]" office:value-type="float" office:value="32.244986866462">
            <text:p>32.2449868665</text:p>
          </table:table-cell>
          <table:table-cell table:style-name="ce13" table:formula="of:=(([.K11]*[.J9])*[.J10])/[.$B$21]" office:value-type="float" office:value="97.2630119173205">
            <text:p>97.2630119173</text:p>
          </table:table-cell>
          <table:table-cell table:style-name="ce13" table:formula="of:=(([.L11]*[.K9])*[.K10])/[.$B$21]" office:value-type="float" office:value="266.710761086858">
            <text:p>266.7107610869</text:p>
          </table:table-cell>
          <table:table-cell table:style-name="ce8" office:value-type="float" office:value="804.5">
            <text:p>804.5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PmosSize</text:p>
          </table:table-cell>
          <table:table-cell table:style-name="ce9"/>
          <table:table-cell table:style-name="ce9" table:formula="of:=FLOOR(([.C11]*[.$E$4]);1;1)" office:value-type="float" office:value="9">
            <text:p>9</text:p>
          </table:table-cell>
          <table:table-cell table:style-name="ce9" table:formula="of:=FLOOR(([.D11]*[.$E$4]);1;1)" office:value-type="float" office:value="33">
            <text:p>33</text:p>
          </table:table-cell>
          <table:table-cell table:style-name="ce9" table:formula="of:=FLOOR(([.E11]*[.$E$4]);1;1)" office:value-type="float" office:value="37">
            <text:p>37</text:p>
          </table:table-cell>
          <table:table-cell table:style-name="ce9" table:formula="of:=FLOOR(([.F11]*[.$E$4]);1;1)" office:value-type="float" office:value="153">
            <text:p>153</text:p>
          </table:table-cell>
          <table:table-cell table:style-name="ce9" table:formula="of:=FLOOR(([.G11]*[.$E$4]);1;1)" office:value-type="float" office:value="549">
            <text:p>549</text:p>
          </table:table-cell>
          <table:table-cell table:style-name="ce9" table:formula="of:=FLOOR(([.H11]*[.$E$4]);1;1)" office:value-type="float" office:value="8">
            <text:p>8</text:p>
          </table:table-cell>
          <table:table-cell table:style-name="ce9" table:formula="of:=FLOOR(([.I11]*[.$E$4]);1;1)" office:value-type="float" office:value="24">
            <text:p>24</text:p>
          </table:table-cell>
          <table:table-cell table:style-name="ce9" table:formula="of:=FLOOR(([.J11]*[.$E$4]);1;1)" office:value-type="float" office:value="72">
            <text:p>72</text:p>
          </table:table-cell>
          <table:table-cell table:style-name="ce9" table:formula="of:=FLOOR(([.K11]*[.$E$4]);1;1)" office:value-type="float" office:value="200">
            <text:p>200</text:p>
          </table:table-cell>
          <table:table-cell table:style-name="ce9"/>
          <table:table-cell table:number-columns-repeated="1012"/>
        </table:table-row>
        <table:table-row table:style-name="ro3">
          <table:table-cell table:style-name="ce5" office:value-type="string">
            <text:p>NmosSize</text:p>
          </table:table-cell>
          <table:table-cell table:style-name="ce9"/>
          <table:table-cell table:style-name="ce9" table:formula="of:=FLOOR([.C11];1;1)-[.C12]" office:value-type="float" office:value="3">
            <text:p>3</text:p>
          </table:table-cell>
          <table:table-cell table:style-name="ce9" table:formula="of:=FLOOR([.D11];1;1)-[.D12]" office:value-type="float" office:value="11">
            <text:p>11</text:p>
          </table:table-cell>
          <table:table-cell table:style-name="ce9" table:formula="of:=FLOOR([.E11];1;1)-[.E12]" office:value-type="float" office:value="13">
            <text:p>13</text:p>
          </table:table-cell>
          <table:table-cell table:style-name="ce9" table:formula="of:=FLOOR([.F11];1;1)-[.F12]" office:value-type="float" office:value="52">
            <text:p>52</text:p>
          </table:table-cell>
          <table:table-cell table:style-name="ce9" table:formula="of:=FLOOR([.G11];1;1)-[.G12]" office:value-type="float" office:value="183">
            <text:p>183</text:p>
          </table:table-cell>
          <table:table-cell table:style-name="ce9" table:formula="of:=FLOOR([.H11];1;1)-[.H12]" office:value-type="float" office:value="3">
            <text:p>3</text:p>
          </table:table-cell>
          <table:table-cell table:style-name="ce9" table:formula="of:=FLOOR([.I11];1;1)-[.I12]" office:value-type="float" office:value="8">
            <text:p>8</text:p>
          </table:table-cell>
          <table:table-cell table:style-name="ce9" table:formula="of:=FLOOR([.J11];1;1)-[.J12]" office:value-type="float" office:value="25">
            <text:p>25</text:p>
          </table:table-cell>
          <table:table-cell table:style-name="ce9" table:formula="of:=FLOOR([.K11];1;1)-[.K12]" office:value-type="float" office:value="66">
            <text:p>66</text:p>
          </table:table-cell>
          <table:table-cell table:style-name="ce9"/>
          <table:table-cell table:number-columns-repeated="1012"/>
        </table:table-row>
        <table:table-row table:style-name="ro3">
          <table:table-cell table:style-name="ce2"/>
          <table:table-cell table:number-columns-repeated="1023"/>
        </table:table-row>
        <table:table-row table:style-name="ro3">
          <table:table-cell table:style-name="ce6"/>
          <table:table-cell table:style-name="ce10"/>
          <table:table-cell table:style-name="ce14" table:number-columns-repeated="12"/>
          <table:table-cell table:number-columns-repeated="1010"/>
        </table:table-row>
        <table:table-row table:style-name="ro3">
          <table:table-cell table:style-name="ce2"/>
          <table:table-cell table:style-name="ce2" office:value-type="string">
            <text:p>All Stages/Last Stages</text:p>
          </table:table-cell>
          <table:table-cell table:style-name="ce2" office:value-type="string">
            <text:p>First Stage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PathLE</text:p>
          </table:table-cell>
          <table:table-cell table:style-name="ce11" table:formula="of:=PRODUCT([.C9:.N9])" office:value-type="float" office:value="1.5972">
            <text:p>1.5972</text:p>
          </table:table-cell>
          <table:table-cell table:formula="of:=PRODUCT([.C9:.F9])" office:value-type="float" office:value="1.32">
            <text:p>1.32</text:p>
          </table:table-cell>
          <table:table-cell/>
          <table:table-cell table:style-name="ce2" office:value-type="string">
            <text:p>Delay(SE)</text:p>
          </table:table-cell>
          <table:table-cell table:formula="of:=(([.K7]-[.F7])*[.$B$21]+[.F7]*[.$C$21])*LN(2)" office:value-type="float" office:value="20.800081516535">
            <text:p>20.8000815165</text:p>
          </table:table-cell>
          <table:table-cell/>
          <table:table-cell table:style-name="ce2" office:value-type="string">
            <text:p>SimdelayR</text:p>
          </table:table-cell>
          <table:table-cell office:value-type="float" office:value="165.263">
            <text:p>165.263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PathB</text:p>
          </table:table-cell>
          <table:table-cell table:formula="of:=PRODUCT([.B10:.N10])" office:value-type="float" office:value="128">
            <text:p>128</text:p>
          </table:table-cell>
          <table:table-cell table:formula="of:=PRODUCT([.B10:.E10])" office:value-type="float" office:value="8">
            <text:p>8</text:p>
          </table:table-cell>
          <table:table-cell/>
          <table:table-cell table:style-name="ce2" office:value-type="string">
            <text:p>Delay(Par)</text:p>
          </table:table-cell>
          <table:table-cell table:formula="of:=(COUNTIF([.C8:.M8];&quot;Nand3&quot;)*[.$H$2]*[.C9]+COUNTIF([.C8:.M8];&quot;Nand2&quot;)*[.$H$3]*[.B3]+COUNTIF([.C8:.M8];&quot;Inv&quot;)*[.$H$4]*[.B4])*LN(2)" office:value-type="float" office:value="7.27527280715719">
            <text:p>7.2752728072</text:p>
          </table:table-cell>
          <table:table-cell/>
          <table:table-cell table:style-name="ce2" office:value-type="string">
            <text:p>SimdelayF</text:p>
          </table:table-cell>
          <table:table-cell office:value-type="float" office:value="159.7809">
            <text:p>159.7809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TotalFO</text:p>
          </table:table-cell>
          <table:table-cell table:formula="of:=[.$L$11]/[.$B$11]" office:value-type="float" office:value="33.5208333333333">
            <text:p>33.5208333333</text:p>
          </table:table-cell>
          <table:table-cell table:formula="of:=(([.$H$11]*[.$F$10])+[.$G$11])/[.$B$11]" office:value-type="float" office:value="38.3393150919651">
            <text:p>38.339315092</text:p>
          </table:table-cell>
          <table:table-cell/>
          <table:table-cell table:style-name="ce2" office:value-type="string">
            <text:p>Delay(Tinv)</text:p>
          </table:table-cell>
          <table:table-cell table:formula="of:=SUM([.F17:.F18])" office:value-type="float" office:value="28.0753543236922">
            <text:p>28.0753543237</text:p>
          </table:table-cell>
          <table:table-cell/>
          <table:table-cell table:style-name="ce2" office:value-type="string">
            <text:p>SimR(FO4)</text:p>
          </table:table-cell>
          <table:table-cell table:formula="of:=[.I17]/([.$K$3])" office:value-type="float" office:value="8.3889847715736">
            <text:p>8.3889847716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PE</text:p>
          </table:table-cell>
          <table:table-cell table:formula="of:=PRODUCT([.B17:.B19])" office:value-type="float" office:value="6853.0528">
            <text:p>6853.0528</text:p>
          </table:table-cell>
          <table:table-cell table:formula="of:=PRODUCT([.C17:.C19])" office:value-type="float" office:value="404.863167371151">
            <text:p>404.8631673712</text:p>
          </table:table-cell>
          <table:table-cell/>
          <table:table-cell table:style-name="ce2" office:value-type="string">
            <text:p>Delay(FO4)</text:p>
          </table:table-cell>
          <table:table-cell table:formula="of:=[.F19]/(5*LN(2))" office:value-type="float" office:value="8.10083489079826">
            <text:p>8.1008348908</text:p>
          </table:table-cell>
          <table:table-cell/>
          <table:table-cell table:style-name="ce2" office:value-type="string">
            <text:p>SimF(FO4)</text:p>
          </table:table-cell>
          <table:table-cell table:formula="of:=[.I18]/([.$K$3])" office:value-type="float" office:value="8.11070558375635">
            <text:p>8.1107055838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SE</text:p>
          </table:table-cell>
          <table:table-cell table:formula="of:=POWER([.B20];(1/[.K7]))" office:value-type="float" office:value="3.01637622989649">
            <text:p>3.0163762299</text:p>
          </table:table-cell>
          <table:table-cell table:formula="of:=POWER([.C20];(1/[.F7]))" office:value-type="float" office:value="4.48566738360133">
            <text:p>4.4856673836</text:p>
          </table:table-cell>
          <table:table-cell table:number-columns-repeated="1021"/>
        </table:table-row>
        <table:table-row table:style-name="ro3">
          <table:table-cell table:style-name="ce2"/>
          <table:table-cell table:number-columns-repeated="1023"/>
        </table:table-row>
        <table:table-row table:style-name="ro1">
          <table:table-cell/>
          <table:table-cell table:style-name="ce2" office:value-type="string">
            <text:p>7 (nand2)</text:p>
          </table:table-cell>
          <table:table-cell table:style-name="ce2" office:value-type="string">
            <text:p>8 (inv)</text:p>
          </table:table-cell>
          <table:table-cell table:style-name="ce2" office:value-type="string">
            <text:p>9 (nand2)</text:p>
          </table:table-cell>
          <table:table-cell table:style-name="ce2" office:value-type="string">
            <text:p>10 (inv)</text:p>
          </table:table-cell>
          <table:table-cell table:style-name="ce2" office:value-type="string">
            <text:p>Total</text:p>
          </table:table-cell>
          <table:table-cell table:number-columns-repeated="3"/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Totes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load</text:p>
          </table:table-cell>
          <table:table-cell table:number-columns-repeated="3" office:value-type="float" office:value="0">
            <text:p>0</text:p>
          </table:table-cell>
          <table:table-cell table:formula="of:=[.L11]/4" office:value-type="float" office:value="201.125">
            <text:p>201.125</text:p>
          </table:table-cell>
          <table:table-cell table:formula="of:=SUM([.B24:.E24])" office:value-type="float" office:value="201.125">
            <text:p>201.125</text:p>
          </table:table-cell>
          <table:table-cell table:number-columns-repeated="2"/>
          <table:table-cell table:style-name="ce2" office:value-type="string">
            <text:p>Cload</text:p>
          </table:table-cell>
          <table:table-cell table:number-columns-repeated="3" office:value-type="float" office:value="0">
            <text:p>0</text:p>
          </table:table-cell>
          <table:table-cell table:formula="of:=[.G11]" office:value-type="float" office:value="732">
            <text:p>732</text:p>
          </table:table-cell>
          <table:table-cell table:formula="of:=SUM([.J24:.M24])" office:value-type="float" office:value="732">
            <text:p>73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g</text:p>
          </table:table-cell>
          <table:table-cell table:formula="of:=FLOOR([.I11];1;1;1;1)" office:value-type="float" office:value="0">
            <text:p>Err:504</text:p>
          </table:table-cell>
          <table:table-cell table:formula="of:=FLOOR([.J11];1;1;1;1)" office:value-type="float" office:value="0">
            <text:p>Err:504</text:p>
          </table:table-cell>
          <table:table-cell table:formula="of:=FLOOR([.K11];1;1;1;1)" office:value-type="float" office:value="0">
            <text:p>Err:504</text:p>
          </table:table-cell>
          <table:table-cell office:value-type="float" office:value="0">
            <text:p>0</text:p>
          </table:table-cell>
          <table:table-cell table:formula="of:=SUM([.B25:.E25])" office:value-type="float" office:value="0">
            <text:p>Err:504</text:p>
          </table:table-cell>
          <table:table-cell table:number-columns-repeated="2"/>
          <table:table-cell table:style-name="ce2" office:value-type="string">
            <text:p>Cg</text:p>
          </table:table-cell>
          <table:table-cell table:formula="of:=[.F11]" office:value-type="float" office:value="205.129690527437">
            <text:p>205.1296905274</text:p>
          </table:table-cell>
          <table:table-cell table:formula="of:=[.G11]" office:value-type="float" office:value="732">
            <text:p>732</text:p>
          </table:table-cell>
          <table:table-cell table:formula="of:=[.H11]" office:value-type="float" office:value="11.7589726379476">
            <text:p>11.7589726379</text:p>
          </table:table-cell>
          <table:table-cell table:formula="of:=16*[.H11]" office:value-type="float" office:value="188.143562207161">
            <text:p>188.1435622072</text:p>
          </table:table-cell>
          <table:table-cell table:formula="of:=SUM([.J25:.M25])" office:value-type="float" office:value="1137.03222537255">
            <text:p>1137.0322253726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j</text:p>
          </table:table-cell>
          <table:table-cell table:formula="of:=FLOOR([.H11];1;1;1;1)*[.$H$3]" office:value-type="float" office:value="0">
            <text:p>Err:504</text:p>
          </table:table-cell>
          <table:table-cell table:formula="of:=FLOOR([.I11];1;1;1;1)*[.$H$4]" office:value-type="float" office:value="0">
            <text:p>Err:504</text:p>
          </table:table-cell>
          <table:table-cell table:formula="of:=FLOOR([.J11];1;1;1;1)*[.$H$3]" office:value-type="float" office:value="0">
            <text:p>Err:504</text:p>
          </table:table-cell>
          <table:table-cell table:formula="of:=FLOOR([.K11];1;1;1;1)*[.$H$4]" office:value-type="float" office:value="0">
            <text:p>Err:504</text:p>
          </table:table-cell>
          <table:table-cell table:formula="of:=SUM([.B26:.E26])" office:value-type="float" office:value="0">
            <text:p>Err:504</text:p>
          </table:table-cell>
          <table:table-cell table:number-columns-repeated="2"/>
          <table:table-cell table:style-name="ce2" office:value-type="string">
            <text:p>Cj</text:p>
          </table:table-cell>
          <table:table-cell table:formula="of:=[.H2]*[.E11]" office:value-type="float" office:value="97.0848473031709">
            <text:p>97.0848473032</text:p>
          </table:table-cell>
          <table:table-cell table:formula="of:=[.H4]*[.F11]" office:value-type="float" office:value="175.796144782014">
            <text:p>175.796144782</text:p>
          </table:table-cell>
          <table:table-cell table:formula="of:=[.H4]*[.G11]" office:value-type="float" office:value="627.324">
            <text:p>627.324</text:p>
          </table:table-cell>
          <table:table-cell table:formula="of:=[.H4]*[.H11]" office:value-type="float" office:value="10.0774395507211">
            <text:p>10.0774395507</text:p>
          </table:table-cell>
          <table:table-cell table:formula="of:=SUM([.J26:.M26])" office:value-type="float" office:value="910.282431635906">
            <text:p>910.2824316359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Total</text:p>
          </table:table-cell>
          <table:table-cell table:formula="of:=SUM([.B24:.B26])" office:value-type="float" office:value="0">
            <text:p>Err:504</text:p>
          </table:table-cell>
          <table:table-cell table:formula="of:=SUM([.C24:.C26])" office:value-type="float" office:value="0">
            <text:p>Err:504</text:p>
          </table:table-cell>
          <table:table-cell table:formula="of:=SUM([.D24:.D26])" office:value-type="float" office:value="0">
            <text:p>Err:504</text:p>
          </table:table-cell>
          <table:table-cell table:formula="of:=SUM([.E24:.E26])" office:value-type="float" office:value="0">
            <text:p>Err:504</text:p>
          </table:table-cell>
          <table:table-cell table:style-name="ce2" table:formula="of:=SUM([.B27:.E27])" office:value-type="float" office:value="0">
            <text:p>Err:504</text:p>
          </table:table-cell>
          <table:table-cell table:style-name="ce2" office:value-type="string">
            <text:p>λ</text:p>
          </table:table-cell>
          <table:table-cell/>
          <table:table-cell table:style-name="ce2" office:value-type="string">
            <text:p>Total</text:p>
          </table:table-cell>
          <table:table-cell table:formula="of:=SUM([.J24:.J26])" office:value-type="float" office:value="302.214537830608">
            <text:p>302.2145378306</text:p>
          </table:table-cell>
          <table:table-cell table:formula="of:=SUM([.K24:.K26])" office:value-type="float" office:value="907.796144782014">
            <text:p>907.796144782</text:p>
          </table:table-cell>
          <table:table-cell table:formula="of:=SUM([.L24:.L26])" office:value-type="float" office:value="639.082972637948">
            <text:p>639.0829726379</text:p>
          </table:table-cell>
          <table:table-cell table:formula="of:=SUM([.M24:.M26])" office:value-type="float" office:value="930.221001757882">
            <text:p>930.2210017579</text:p>
          </table:table-cell>
          <table:table-cell table:style-name="ce2" table:formula="of:=SUM([.J27:.M27])" office:value-type="float" office:value="2779.31465700845">
            <text:p>2779.3146570085</text:p>
          </table:table-cell>
          <table:table-cell table:style-name="ce2" office:value-type="string">
            <text:p>λ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2" table:formula="of:=[.F27]*[.$N$2]*[.$N$3]" office:value-type="float" office:value="0">
            <text:p>Err:504</text:p>
          </table:table-cell>
          <table:table-cell table:style-name="ce2" office:value-type="string">
            <text:p>fF</text:p>
          </table:table-cell>
          <table:table-cell table:number-columns-repeated="6"/>
          <table:table-cell table:style-name="ce2" table:formula="of:=[.N27]*[.$N$2]*[.$N$3]" office:value-type="float" office:value="85.6028914358603">
            <text:p>85.6028914359</text:p>
          </table:table-cell>
          <table:table-cell table:style-name="ce2" office:value-type="string">
            <text:p>fF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Power total</text:p>
          </table:table-cell>
          <table:table-cell table:style-name="ce2" table:formula="of:=([.F28]+[.N28])*[.$N$5]*([.$N$4]^2)" office:value-type="float" office:value="0">
            <text:p>Err:504</text:p>
          </table:table-cell>
          <table:table-cell table:style-name="ce15" office:value-type="string">
            <text:p>μ<text:span text:style-name="T1">W</text:span></text:p>
          </table:table-cell>
          <table:table-cell table:number-columns-repeated="1021"/>
        </table:table-row>
        <table:table-row table:style-name="ro3" table:number-rows-repeated="11">
          <table:table-cell table:number-columns-repeated="1024"/>
        </table:table-row>
        <table:table-row table:style-name="ro1">
          <table:table-cell office:value-type="string">
            <text:p>\</text:p>
          </table:table-cell>
          <table:table-cell table:number-columns-repeated="1023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lock+resize" table:style-name="ta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11" table:number-columns-repeated="3" table:default-cell-style-name="ce1"/>
        <table:table-column table:style-name="co9" table:default-cell-style-name="ce1"/>
        <table:table-column table:style-name="co12" table:number-columns-repeated="1010" table:default-cell-style-name="ce1"/>
        <table:table-row table:style-name="ro1">
          <table:table-cell office:value-type="string">
            <text:p>Constants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LE_nand3</text:p>
          </table:table-cell>
          <table:table-cell office:value-type="float" office:value="1.2">
            <text:p>1.2</text:p>
          </table:table-cell>
          <table:table-cell/>
          <table:table-cell table:style-name="ce2" office:value-type="string">
            <text:p>Ratio_nand3</text:p>
          </table:table-cell>
          <table:table-cell table:formula="of:=3/(3+1.78)" office:value-type="float" office:value="0.627615062761506">
            <text:p>0.6276150628</text:p>
          </table:table-cell>
          <table:table-cell/>
          <table:table-cell table:style-name="ce2" office:value-type="string">
            <text:p>γ_nand3</text:p>
          </table:table-cell>
          <table:table-cell office:value-type="float" office:value="1.93">
            <text:p>1.93</text:p>
          </table:table-cell>
          <table:table-cell/>
          <table:table-cell table:style-name="ce2" office:value-type="string">
            <text:p>τ_inv (ps)</text:p>
          </table:table-cell>
          <table:table-cell table:style-name="ce16" office:value-type="float" office:value="6.017">
            <text:p>6.017</text:p>
          </table:table-cell>
          <table:table-cell/>
          <table:table-cell table:style-name="ce2" office:value-type="string">
            <text:p>Cgate (fF/μm)</text:p>
          </table:table-cell>
          <table:table-cell table:style-name="ce16" office:value-type="float" office:value="1.4">
            <text:p>1.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LE_nand2</text:p>
          </table:table-cell>
          <table:table-cell office:value-type="float" office:value="1.1">
            <text:p>1.1</text:p>
          </table:table-cell>
          <table:table-cell/>
          <table:table-cell table:style-name="ce2" office:value-type="string">
            <text:p>Ratio_nand2</text:p>
          </table:table-cell>
          <table:table-cell table:formula="of:=3/(3+1.39)" office:value-type="float" office:value="0.683371298405467">
            <text:p>0.6833712984</text:p>
          </table:table-cell>
          <table:table-cell/>
          <table:table-cell table:style-name="ce2" office:value-type="string">
            <text:p>γ_nand2</text:p>
          </table:table-cell>
          <table:table-cell office:value-type="float" office:value="1.44">
            <text:p>1.44</text:p>
          </table:table-cell>
          <table:table-cell/>
          <table:table-cell table:style-name="ce2" office:value-type="string">
            <text:p>FO4(ps)</text:p>
          </table:table-cell>
          <table:table-cell office:value-type="float" office:value="19.7">
            <text:p>19.7</text:p>
          </table:table-cell>
          <table:table-cell/>
          <table:table-cell table:style-name="ce2" office:value-type="string">
            <text:p>Lambda (μm)</text:p>
          </table:table-cell>
          <table:table-cell office:value-type="float" office:value="0.022">
            <text:p>0.0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LE_inv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Ratio_inv</text:p>
          </table:table-cell>
          <table:table-cell office:value-type="float" office:value="0.75">
            <text:p>0.75</text:p>
          </table:table-cell>
          <table:table-cell/>
          <table:table-cell table:style-name="ce2" office:value-type="string">
            <text:p>γ_inv</text:p>
          </table:table-cell>
          <table:table-cell office:value-type="float" office:value="0.857">
            <text:p>0.857</text:p>
          </table:table-cell>
          <table:table-cell table:number-columns-repeated="3"/>
          <table:table-cell table:style-name="ce16"/>
          <table:table-cell table:style-name="ce2" office:value-type="string">
            <text:p>Vdd (V)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16"/>
          <table:table-cell table:style-name="ce2" office:value-type="string">
            <text:p>f (Ghz)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2" office:value-type="string" table:number-columns-spanned="6" table:number-rows-spanned="1">
            <text:p>Predecoder</text:p>
          </table:table-cell>
          <table:covered-table-cell table:number-columns-repeated="5" table:style-name="ce12"/>
          <table:table-cell/>
          <table:table-cell table:style-name="ce12" office:value-type="string" table:number-columns-spanned="2" table:number-rows-spanned="1">
            <text:p>Decoder</text:p>
          </table:table-cell>
          <table:covered-table-cell table:style-name="ce12"/>
          <table:table-cell table:style-name="ce12" office:value-type="string" table:number-columns-spanned="2" table:number-rows-spanned="1">
            <text:p>Blocker</text:p>
          </table:table-cell>
          <table:covered-table-cell table:style-name="ce12"/>
          <table:table-cell table:number-columns-repeated="1011"/>
        </table:table-row>
        <table:table-row table:style-name="ro1">
          <table:table-cell table:style-name="ce3" office:value-type="string">
            <text:p>Stag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C_PreDec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C_WL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Type</text:p>
          </table:table-cell>
          <table:table-cell table:style-name="ce7" office:value-type="string">
            <text:p>Cin</text:p>
          </table:table-cell>
          <table:table-cell table:style-name="ce7" office:value-type="string">
            <text:p>Nand3</text:p>
          </table:table-cell>
          <table:table-cell table:style-name="ce7" office:value-type="string">
            <text:p>Inv</text:p>
          </table:table-cell>
          <table:table-cell table:style-name="ce7" office:value-type="string">
            <text:p>Nand2</text:p>
          </table:table-cell>
          <table:table-cell table:number-columns-repeated="3" table:style-name="ce7" office:value-type="string">
            <text:p>Inv</text:p>
          </table:table-cell>
          <table:table-cell table:style-name="ce7" office:value-type="string">
            <text:p>Cside</text:p>
          </table:table-cell>
          <table:table-cell table:style-name="ce7" office:value-type="string">
            <text:p>Nand2</text:p>
          </table:table-cell>
          <table:table-cell table:style-name="ce7" office:value-type="string">
            <text:p>Inv</text:p>
          </table:table-cell>
          <table:table-cell table:style-name="ce7" office:value-type="string">
            <text:p>Nand2</text:p>
          </table:table-cell>
          <table:table-cell table:style-name="ce7" office:value-type="string">
            <text:p>Inv</text:p>
          </table:table-cell>
          <table:table-cell table:style-name="ce7" office:value-type="string">
            <text:p>Cload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LE</text:p>
          </table:table-cell>
          <table:table-cell table:style-name="ce7"/>
          <table:table-cell table:style-name="ce7" table:formula="of:=[.B2]" office:value-type="float" office:value="1.2">
            <text:p>1.2</text:p>
          </table:table-cell>
          <table:table-cell table:style-name="ce7" table:formula="of:=[.B4]" office:value-type="float" office:value="1">
            <text:p>1</text:p>
          </table:table-cell>
          <table:table-cell table:style-name="ce7" table:formula="of:=[.B3]" office:value-type="float" office:value="1.1">
            <text:p>1.1</text:p>
          </table:table-cell>
          <table:table-cell table:style-name="ce7" table:formula="of:=[.B4]" office:value-type="float" office:value="1">
            <text:p>1</text:p>
          </table:table-cell>
          <table:table-cell table:style-name="ce7" table:formula="of:=[.B4]" office:value-type="float" office:value="1">
            <text:p>1</text:p>
          </table:table-cell>
          <table:table-cell table:style-name="ce7" table:formula="of:=[.B4]" office:value-type="float" office:value="1">
            <text:p>1</text:p>
          </table:table-cell>
          <table:table-cell table:style-name="ce7"/>
          <table:table-cell table:style-name="ce7" table:formula="of:=[.B3]" office:value-type="float" office:value="1.1">
            <text:p>1.1</text:p>
          </table:table-cell>
          <table:table-cell table:style-name="ce7" table:formula="of:=[.B4]" office:value-type="float" office:value="1">
            <text:p>1</text:p>
          </table:table-cell>
          <table:table-cell table:style-name="ce7" table:formula="of:=[.B3]" office:value-type="float" office:value="1.1">
            <text:p>1.1</text:p>
          </table:table-cell>
          <table:table-cell table:style-name="ce7" table:formula="of:=[.B4]" office:value-type="float" office:value="1">
            <text:p>1</text:p>
          </table:table-cell>
          <table:table-cell table:style-name="ce7"/>
          <table:table-cell table:number-columns-repeated="1010"/>
        </table:table-row>
        <table:table-row table:style-name="ro3">
          <table:table-cell table:style-name="ce4" office:value-type="string">
            <text:p>Branching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16">
            <text:p>16</text:p>
          </table:table-cell>
          <table:table-cell table:style-name="ce8"/>
          <table:table-cell table:number-columns-repeated="4" table:style-name="ce8" office:value-type="float" office:value="1">
            <text:p>1</text:p>
          </table:table-cell>
          <table:table-cell table:style-name="ce8"/>
          <table:table-cell table:number-columns-repeated="1010"/>
        </table:table-row>
        <table:table-row table:style-name="ro3">
          <table:table-cell table:style-name="ce4" office:value-type="string">
            <text:p>TotalSize(λ)</text:p>
          </table:table-cell>
          <table:table-cell table:style-name="ce8" office:value-type="float" office:value="24">
            <text:p>24</text:p>
          </table:table-cell>
          <table:table-cell table:style-name="ce13" table:formula="of:=(([.D11]*[.C9])*[.C10])/[.$C$21]" office:value-type="float" office:value="12">
            <text:p>12</text:p>
          </table:table-cell>
          <table:table-cell table:style-name="ce13" table:formula="of:=(([.E11]*[.D9])*[.D10])/[.$C$21]" office:value-type="float" office:value="28.3784152855821">
            <text:p>28.3784152856</text:p>
          </table:table-cell>
          <table:table-cell table:style-name="ce13" table:formula="of:=(([.F11]*[.E9])*[.E10])/[.$C$21]" office:value-type="float" office:value="20.133361353024">
            <text:p>20.133361353</text:p>
          </table:table-cell>
          <table:table-cell table:style-name="ce13" table:formula="of:=(([.G11]*[.F9])*[.F10])/[.$C$21]" office:value-type="float" office:value="51.941171779164">
            <text:p>51.9411717792</text:p>
          </table:table-cell>
          <table:table-cell table:style-name="ce13" table:formula="of:=(([.H11]*[.G9])*[.G10])/[.$C$21]" office:value-type="float" office:value="147.400814316887">
            <text:p>147.4008143169</text:p>
          </table:table-cell>
          <table:table-cell table:style-name="ce13" table:formula="of:=((([.J11]*[.H9])*[.H10])+[.I11])/[.$C$21]" office:value-type="float" office:value="418.30015221176">
            <text:p>418.3001522118</text:p>
          </table:table-cell>
          <table:table-cell table:style-name="ce8" office:value-type="float" office:value="732">
            <text:p>732</text:p>
          </table:table-cell>
          <table:table-cell table:style-name="ce13" table:formula="of:=(([.K11]*[.J9])*[.J10])/[.$B$21]" office:value-type="float" office:value="28.441846459297">
            <text:p>28.4418464593</text:p>
          </table:table-cell>
          <table:table-cell table:style-name="ce13" table:formula="of:=(([.L11]*[.K9])*[.K10])/[.$B$21]" office:value-type="float" office:value="62.5393711849597">
            <text:p>62.539371185</text:p>
          </table:table-cell>
          <table:table-cell table:style-name="ce13" table:formula="of:=(([.M11]*[.L9])*[.L10])/[.$B$21]" office:value-type="float" office:value="151.266207318437">
            <text:p>151.2662073184</text:p>
          </table:table-cell>
          <table:table-cell table:style-name="ce13" table:formula="of:=(([.N11]*[.M9])*[.M10])/[.$B$21]" office:value-type="float" office:value="332.611790896456">
            <text:p>332.6117908965</text:p>
          </table:table-cell>
          <table:table-cell table:style-name="ce8" office:value-type="float" office:value="804.5">
            <text:p>804.5</text:p>
          </table:table-cell>
          <table:table-cell table:number-columns-repeated="1010"/>
        </table:table-row>
        <table:table-row table:style-name="ro3">
          <table:table-cell table:style-name="ce5" office:value-type="string">
            <text:p>PmosSize</text:p>
          </table:table-cell>
          <table:table-cell table:style-name="ce9"/>
          <table:table-cell table:style-name="ce9" table:formula="of:=FLOOR(([.C11]*[.$E$4]);1;1)" office:value-type="float" office:value="9">
            <text:p>9</text:p>
          </table:table-cell>
          <table:table-cell table:style-name="ce9" table:formula="of:=FLOOR(([.D11]*[.$E$4]);1;1)" office:value-type="float" office:value="21">
            <text:p>21</text:p>
          </table:table-cell>
          <table:table-cell table:style-name="ce9" table:formula="of:=FLOOR(([.E11]*[.$E$4]);1;1)" office:value-type="float" office:value="15">
            <text:p>15</text:p>
          </table:table-cell>
          <table:table-cell table:style-name="ce9" table:formula="of:=FLOOR(([.F11]*[.$E$4]);1;1)" office:value-type="float" office:value="38">
            <text:p>38</text:p>
          </table:table-cell>
          <table:table-cell table:style-name="ce9" table:formula="of:=FLOOR(([.G11]*[.$E$4]);1;1)" office:value-type="float" office:value="110">
            <text:p>110</text:p>
          </table:table-cell>
          <table:table-cell table:style-name="ce9" table:formula="of:=FLOOR(([.H11]*[.$E$4]);1;1)" office:value-type="float" office:value="313">
            <text:p>313</text:p>
          </table:table-cell>
          <table:table-cell table:style-name="ce9" table:formula="of:=FLOOR(([.I11]*[.$E$4]);1;1)" office:value-type="float" office:value="549">
            <text:p>549</text:p>
          </table:table-cell>
          <table:table-cell table:style-name="ce9" table:formula="of:=FLOOR(([.J11]*[.$E$4]);1;1)" office:value-type="float" office:value="21">
            <text:p>21</text:p>
          </table:table-cell>
          <table:table-cell table:style-name="ce9" table:formula="of:=FLOOR(([.K11]*[.$E$4]);1;1)" office:value-type="float" office:value="46">
            <text:p>46</text:p>
          </table:table-cell>
          <table:table-cell table:style-name="ce9" table:formula="of:=FLOOR(([.L11]*[.$E$4]);1;1)" office:value-type="float" office:value="113">
            <text:p>113</text:p>
          </table:table-cell>
          <table:table-cell table:style-name="ce9" table:formula="of:=FLOOR(([.M11]*[.$E$4]);1;1)" office:value-type="float" office:value="249">
            <text:p>249</text:p>
          </table:table-cell>
          <table:table-cell table:style-name="ce9"/>
          <table:table-cell table:number-columns-repeated="1010"/>
        </table:table-row>
        <table:table-row table:style-name="ro3">
          <table:table-cell table:style-name="ce5" office:value-type="string">
            <text:p>NmosSize</text:p>
          </table:table-cell>
          <table:table-cell table:style-name="ce9"/>
          <table:table-cell table:style-name="ce9" table:formula="of:=FLOOR([.C11];1;1)-[.C12]" office:value-type="float" office:value="3">
            <text:p>3</text:p>
          </table:table-cell>
          <table:table-cell table:style-name="ce9" table:formula="of:=FLOOR([.D11];1;1)-[.D12]" office:value-type="float" office:value="7">
            <text:p>7</text:p>
          </table:table-cell>
          <table:table-cell table:style-name="ce9" table:formula="of:=FLOOR([.E11];1;1)-[.E12]" office:value-type="float" office:value="5">
            <text:p>5</text:p>
          </table:table-cell>
          <table:table-cell table:style-name="ce9" table:formula="of:=FLOOR([.F11];1;1)-[.F12]" office:value-type="float" office:value="13">
            <text:p>13</text:p>
          </table:table-cell>
          <table:table-cell table:style-name="ce9" table:formula="of:=FLOOR([.G11];1;1)-[.G12]" office:value-type="float" office:value="37">
            <text:p>37</text:p>
          </table:table-cell>
          <table:table-cell table:style-name="ce9" table:formula="of:=FLOOR([.H11];1;1)-[.H12]" office:value-type="float" office:value="105">
            <text:p>105</text:p>
          </table:table-cell>
          <table:table-cell table:style-name="ce9" table:formula="of:=FLOOR([.I11];1;1)-[.I12]" office:value-type="float" office:value="183">
            <text:p>183</text:p>
          </table:table-cell>
          <table:table-cell table:style-name="ce9" table:formula="of:=FLOOR([.J11];1;1)-[.J12]" office:value-type="float" office:value="7">
            <text:p>7</text:p>
          </table:table-cell>
          <table:table-cell table:style-name="ce9" table:formula="of:=FLOOR([.K11];1;1)-[.K12]" office:value-type="float" office:value="16">
            <text:p>16</text:p>
          </table:table-cell>
          <table:table-cell table:style-name="ce9" table:formula="of:=FLOOR([.L11];1;1)-[.L12]" office:value-type="float" office:value="38">
            <text:p>38</text:p>
          </table:table-cell>
          <table:table-cell table:style-name="ce9" table:formula="of:=FLOOR([.M11];1;1)-[.M12]" office:value-type="float" office:value="83">
            <text:p>83</text:p>
          </table:table-cell>
          <table:table-cell table:style-name="ce9"/>
          <table:table-cell table:number-columns-repeated="1010"/>
        </table:table-row>
        <table:table-row table:style-name="ro3">
          <table:table-cell table:style-name="ce2"/>
          <table:table-cell table:number-columns-repeated="1023"/>
        </table:table-row>
        <table:table-row table:style-name="ro3">
          <table:table-cell table:style-name="ce6"/>
          <table:table-cell table:style-name="ce10"/>
          <table:table-cell table:style-name="ce14" table:number-columns-repeated="12"/>
          <table:table-cell table:number-columns-repeated="1010"/>
        </table:table-row>
        <table:table-row table:style-name="ro3">
          <table:table-cell table:style-name="ce2"/>
          <table:table-cell table:style-name="ce2" office:value-type="string">
            <text:p>All Stages/Last Stages</text:p>
          </table:table-cell>
          <table:table-cell table:style-name="ce2" office:value-type="string">
            <text:p>First Stage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PathLE</text:p>
          </table:table-cell>
          <table:table-cell table:style-name="ce11" table:formula="of:=PRODUCT([.C9:.N9])" office:value-type="float" office:value="1.5972">
            <text:p>1.5972</text:p>
          </table:table-cell>
          <table:table-cell table:formula="of:=PRODUCT([.C9:.H9])" office:value-type="float" office:value="1.32">
            <text:p>1.32</text:p>
          </table:table-cell>
          <table:table-cell/>
          <table:table-cell table:style-name="ce2" office:value-type="string">
            <text:p>Delay(SE)</text:p>
          </table:table-cell>
          <table:table-cell table:formula="of:=(([.M7]-[.H7])*[.$B$21]+[.H7]*[.$C$21])*LN(2)" office:value-type="float" office:value="18.5084103428915">
            <text:p>18.5084103429</text:p>
          </table:table-cell>
          <table:table-cell/>
          <table:table-cell table:style-name="ce2" office:value-type="string">
            <text:p>SimdelayR</text:p>
          </table:table-cell>
          <table:table-cell office:value-type="float" office:value="165.263">
            <text:p>165.263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PathB</text:p>
          </table:table-cell>
          <table:table-cell table:formula="of:=PRODUCT([.B10:.N10])" office:value-type="float" office:value="128">
            <text:p>128</text:p>
          </table:table-cell>
          <table:table-cell table:formula="of:=PRODUCT([.B10:.G10])" office:value-type="float" office:value="8">
            <text:p>8</text:p>
          </table:table-cell>
          <table:table-cell/>
          <table:table-cell table:style-name="ce2" office:value-type="string">
            <text:p>Delay(Par)</text:p>
          </table:table-cell>
          <table:table-cell table:formula="of:=(COUNTIF([.C8:.M8];&quot;Nand3&quot;)*[.$H$2]*[.C9]+COUNTIF([.C8:.M8];&quot;Nand2&quot;)*[.$H$3]*[.B3]+COUNTIF([.C8:.M8];&quot;Inv&quot;)*[.$H$4]*[.B4])*LN(2)" office:value-type="float" office:value="8.46332707463693">
            <text:p>8.4633270746</text:p>
          </table:table-cell>
          <table:table-cell/>
          <table:table-cell table:style-name="ce2" office:value-type="string">
            <text:p>SimdelayF</text:p>
          </table:table-cell>
          <table:table-cell office:value-type="float" office:value="159.7809">
            <text:p>159.7809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TotalFO</text:p>
          </table:table-cell>
          <table:table-cell table:formula="of:=[.$N$11]/[.$B$11]" office:value-type="float" office:value="33.5208333333333">
            <text:p>33.5208333333</text:p>
          </table:table-cell>
          <table:table-cell table:formula="of:=(([.$J$11]*[.$H$10])+[.$I$11])/[.$B$11]" office:value-type="float" office:value="49.4612309728647">
            <text:p>49.4612309729</text:p>
          </table:table-cell>
          <table:table-cell/>
          <table:table-cell table:style-name="ce2" office:value-type="string">
            <text:p>Delay(Tinv)</text:p>
          </table:table-cell>
          <table:table-cell table:formula="of:=SUM([.F17:.F18])" office:value-type="float" office:value="26.9717374175284">
            <text:p>26.9717374175</text:p>
          </table:table-cell>
          <table:table-cell/>
          <table:table-cell table:style-name="ce2" office:value-type="string">
            <text:p>SimR(FO4)</text:p>
          </table:table-cell>
          <table:table-cell table:formula="of:=[.I17]/([.$K$3])" office:value-type="float" office:value="8.3889847715736">
            <text:p>8.3889847716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PE</text:p>
          </table:table-cell>
          <table:table-cell table:formula="of:=PRODUCT([.B17:.B19])" office:value-type="float" office:value="6853.0528">
            <text:p>6853.0528</text:p>
          </table:table-cell>
          <table:table-cell table:formula="of:=PRODUCT([.C17:.C19])" office:value-type="float" office:value="522.310599073451">
            <text:p>522.3105990735</text:p>
          </table:table-cell>
          <table:table-cell/>
          <table:table-cell table:style-name="ce2" office:value-type="string">
            <text:p>Delay(FO4)</text:p>
          </table:table-cell>
          <table:table-cell table:formula="of:=[.F19]/(5*LN(2))" office:value-type="float" office:value="7.78239836328552">
            <text:p>7.7823983633</text:p>
          </table:table-cell>
          <table:table-cell/>
          <table:table-cell table:style-name="ce2" office:value-type="string">
            <text:p>SimF(FO4)</text:p>
          </table:table-cell>
          <table:table-cell table:formula="of:=[.I18]/([.$K$3])" office:value-type="float" office:value="8.11070558375635">
            <text:p>8.1107055838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SE</text:p>
          </table:table-cell>
          <table:table-cell table:formula="of:=POWER([.B20];(1/[.M7]))" office:value-type="float" office:value="2.41873566126958">
            <text:p>2.4187356613</text:p>
          </table:table-cell>
          <table:table-cell table:formula="of:=POWER([.C20];(1/[.H7]))" office:value-type="float" office:value="2.83784152855821">
            <text:p>2.8378415286</text:p>
          </table:table-cell>
          <table:table-cell table:number-columns-repeated="1021"/>
        </table:table-row>
        <table:table-row table:style-name="ro3">
          <table:table-cell table:style-name="ce2"/>
          <table:table-cell table:number-columns-repeated="1023"/>
        </table:table-row>
        <table:table-row table:style-name="ro1">
          <table:table-cell/>
          <table:table-cell table:style-name="ce2" office:value-type="string">
            <text:p>7 (nand2)</text:p>
          </table:table-cell>
          <table:table-cell table:style-name="ce2" office:value-type="string">
            <text:p>8 (inv)</text:p>
          </table:table-cell>
          <table:table-cell table:style-name="ce2" office:value-type="string">
            <text:p>9 (nand2)</text:p>
          </table:table-cell>
          <table:table-cell table:style-name="ce2" office:value-type="string">
            <text:p>10 (inv)</text:p>
          </table:table-cell>
          <table:table-cell table:style-name="ce2" office:value-type="string">
            <text:p>Total</text:p>
          </table:table-cell>
          <table:table-cell table:number-columns-repeated="3"/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Totes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load</text:p>
          </table:table-cell>
          <table:table-cell table:number-columns-repeated="3" office:value-type="float" office:value="0">
            <text:p>0</text:p>
          </table:table-cell>
          <table:table-cell table:formula="of:=[.N11]" office:value-type="float" office:value="804.5">
            <text:p>804.5</text:p>
          </table:table-cell>
          <table:table-cell table:formula="of:=SUM([.B24:.E24])" office:value-type="float" office:value="804.5">
            <text:p>804.5</text:p>
          </table:table-cell>
          <table:table-cell table:number-columns-repeated="2"/>
          <table:table-cell table:style-name="ce2" office:value-type="string">
            <text:p>Cload</text:p>
          </table:table-cell>
          <table:table-cell table:number-columns-repeated="3" office:value-type="float" office:value="0">
            <text:p>0</text:p>
          </table:table-cell>
          <table:table-cell table:formula="of:=[.I11]" office:value-type="float" office:value="732">
            <text:p>732</text:p>
          </table:table-cell>
          <table:table-cell table:formula="of:=SUM([.J24:.M24])" office:value-type="float" office:value="732">
            <text:p>73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g</text:p>
          </table:table-cell>
          <table:table-cell table:formula="of:=FLOOR([.K11];1;)" office:value-type="float" office:value="62">
            <text:p>62</text:p>
          </table:table-cell>
          <table:table-cell table:formula="of:=FLOOR([.L11];1;)" office:value-type="float" office:value="151">
            <text:p>151</text:p>
          </table:table-cell>
          <table:table-cell table:formula="of:=FLOOR([.M11];1;)" office:value-type="float" office:value="332">
            <text:p>332</text:p>
          </table:table-cell>
          <table:table-cell office:value-type="float" office:value="0">
            <text:p>0</text:p>
          </table:table-cell>
          <table:table-cell table:formula="of:=SUM([.B25:.E25])" office:value-type="float" office:value="545">
            <text:p>545</text:p>
          </table:table-cell>
          <table:table-cell table:number-columns-repeated="2"/>
          <table:table-cell table:style-name="ce2" office:value-type="string">
            <text:p>Cg</text:p>
          </table:table-cell>
          <table:table-cell table:formula="of:=[.F11]" office:value-type="float" office:value="51.941171779164">
            <text:p>51.9411717792</text:p>
          </table:table-cell>
          <table:table-cell table:formula="of:=[.G11]" office:value-type="float" office:value="147.400814316887">
            <text:p>147.4008143169</text:p>
          </table:table-cell>
          <table:table-cell table:formula="of:=[.H11]" office:value-type="float" office:value="418.30015221176">
            <text:p>418.3001522118</text:p>
          </table:table-cell>
          <table:table-cell table:formula="of:=16*[.J11]" office:value-type="float" office:value="455.069543348753">
            <text:p>455.0695433488</text:p>
          </table:table-cell>
          <table:table-cell table:formula="of:=SUM([.J25:.M25])" office:value-type="float" office:value="1072.71168165656">
            <text:p>1072.7116816566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j</text:p>
          </table:table-cell>
          <table:table-cell table:formula="of:=FLOOR([.J11];1;1)*[.$H$3]" office:value-type="float" office:value="40.32">
            <text:p>40.32</text:p>
          </table:table-cell>
          <table:table-cell table:formula="of:=FLOOR([.K11];1;1)*[.$H$4]" office:value-type="float" office:value="53.134">
            <text:p>53.134</text:p>
          </table:table-cell>
          <table:table-cell table:formula="of:=FLOOR([.L11];1;1)*[.$H$3]" office:value-type="float" office:value="217.44">
            <text:p>217.44</text:p>
          </table:table-cell>
          <table:table-cell table:formula="of:=FLOOR([.M11];1;1)*[.$H$4]" office:value-type="float" office:value="284.524">
            <text:p>284.524</text:p>
          </table:table-cell>
          <table:table-cell table:formula="of:=SUM([.B26:.E26])" office:value-type="float" office:value="595.418">
            <text:p>595.418</text:p>
          </table:table-cell>
          <table:table-cell table:number-columns-repeated="2"/>
          <table:table-cell table:style-name="ce2" office:value-type="string">
            <text:p>Cj</text:p>
          </table:table-cell>
          <table:table-cell table:formula="of:=[.H2]*[.E11]" office:value-type="float" office:value="38.8573874113363">
            <text:p>38.8573874113</text:p>
          </table:table-cell>
          <table:table-cell table:formula="of:=[.H4]*[.F11]" office:value-type="float" office:value="44.5135842147435">
            <text:p>44.5135842147</text:p>
          </table:table-cell>
          <table:table-cell table:formula="of:=[.H4]*[.G11]" office:value-type="float" office:value="126.322497869572">
            <text:p>126.3224978696</text:p>
          </table:table-cell>
          <table:table-cell table:formula="of:=[.H4]*[.H11]" office:value-type="float" office:value="358.483230445478">
            <text:p>358.4832304455</text:p>
          </table:table-cell>
          <table:table-cell table:formula="of:=SUM([.J26:.M26])" office:value-type="float" office:value="568.17669994113">
            <text:p>568.176699941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Total</text:p>
          </table:table-cell>
          <table:table-cell table:formula="of:=SUM([.B24:.B26])" office:value-type="float" office:value="102.32">
            <text:p>102.32</text:p>
          </table:table-cell>
          <table:table-cell table:formula="of:=SUM([.C24:.C26])" office:value-type="float" office:value="204.134">
            <text:p>204.134</text:p>
          </table:table-cell>
          <table:table-cell table:formula="of:=SUM([.D24:.D26])" office:value-type="float" office:value="549.44">
            <text:p>549.44</text:p>
          </table:table-cell>
          <table:table-cell table:formula="of:=SUM([.E24:.E26])" office:value-type="float" office:value="1089.024">
            <text:p>1089.024</text:p>
          </table:table-cell>
          <table:table-cell table:style-name="ce2" table:formula="of:=SUM([.B27:.E27])" office:value-type="float" office:value="1944.918">
            <text:p>1944.918</text:p>
          </table:table-cell>
          <table:table-cell table:style-name="ce2" office:value-type="string">
            <text:p>λ</text:p>
          </table:table-cell>
          <table:table-cell/>
          <table:table-cell table:style-name="ce2" office:value-type="string">
            <text:p>Total</text:p>
          </table:table-cell>
          <table:table-cell table:formula="of:=SUM([.J24:.J26])" office:value-type="float" office:value="90.7985591905003">
            <text:p>90.7985591905</text:p>
          </table:table-cell>
          <table:table-cell table:formula="of:=SUM([.K24:.K26])" office:value-type="float" office:value="191.914398531631">
            <text:p>191.9143985316</text:p>
          </table:table-cell>
          <table:table-cell table:formula="of:=SUM([.L24:.L26])" office:value-type="float" office:value="544.622650081332">
            <text:p>544.6226500813</text:p>
          </table:table-cell>
          <table:table-cell table:formula="of:=SUM([.M24:.M26])" office:value-type="float" office:value="1545.55277379423">
            <text:p>1545.5527737942</text:p>
          </table:table-cell>
          <table:table-cell table:style-name="ce2" table:formula="of:=SUM([.J27:.M27])" office:value-type="float" office:value="2372.88838159769">
            <text:p>2372.8883815977</text:p>
          </table:table-cell>
          <table:table-cell table:style-name="ce2" office:value-type="string">
            <text:p>λ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2" table:formula="of:=[.F27]*[.$N$2]*[.$N$3]" office:value-type="float" office:value="59.9034744">
            <text:p>59.9034744</text:p>
          </table:table-cell>
          <table:table-cell table:style-name="ce2" office:value-type="string">
            <text:p>fF</text:p>
          </table:table-cell>
          <table:table-cell table:number-columns-repeated="6"/>
          <table:table-cell table:style-name="ce2" table:formula="of:=[.N27]*[.$N$2]*[.$N$3]" office:value-type="float" office:value="73.084962153209">
            <text:p>73.0849621532</text:p>
          </table:table-cell>
          <table:table-cell table:style-name="ce2" office:value-type="string">
            <text:p>fF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Power total</text:p>
          </table:table-cell>
          <table:table-cell table:style-name="ce2" table:formula="of:=([.F28]+[.N28])*[.$N$5]*([.$N$4]^2)" office:value-type="float" office:value="132.988436553209">
            <text:p>132.9884365532</text:p>
          </table:table-cell>
          <table:table-cell table:style-name="ce15" office:value-type="string">
            <text:p>μ<text:span text:style-name="T1">W</text:span></text:p>
          </table:table-cell>
          <table:table-cell table:number-columns-repeated="102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__shared_1_0_0" table:base-cell-address="$block.$A$1" table:expression="FLOOR(#ref!;1;1;1;1-#ref!)"/>
        <table:named-expression table:name="__shared_1_0_1" table:base-cell-address="$block.$A$1" table:expression="FLOOR(#ref!;1;1;1;1)"/>
        <table:named-expression table:name="__shared_1_0_2" table:base-cell-address="$block.$A$1" table:expression="SUM(#ref!)"/>
        <table:named-expression table:name="__shared_1_0_3" table:base-cell-address="$block.$A$1" table:expression="SUM(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5" number:min-integer-digits="1" number:decimal-replacement="" number:grouping="true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ock" style:display-name="PageStyle_blo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ock_2b_s8" style:display-name="PageStyle_block+s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ock_2b_resize" style:display-name="PageStyle_block+resiz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04:00:45</meta:creation-date>
    <meta:initial-creator>Nightingale, Reed</meta:initial-creator>
    <dc:creator>Andrew Dupree</dc:creator>
    <dc:date>2013-03-11T10:18:36</dc:date>
    <meta:editing-cycles>3</meta:editing-cycles>
    <meta:editing-duration>PT15M20S</meta:editing-duration>
    <meta:generator>LibreOffice/3.5$Linux_X86_64 LibreOffice_project/350m1$Build-2</meta:generator>
    <meta:document-statistic meta:table-count="3" meta:cell-count="659" meta:object-count="0"/>
  </office:meta>
</office:document-meta>
</file>